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36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2.4154in"/>
    </style:style>
    <style:style style:name="co5" style:family="table-column">
      <style:table-column-properties fo:break-before="auto" style:column-width="5.0638in"/>
    </style:style>
    <style:style style:name="co6" style:family="table-column">
      <style:table-column-properties fo:break-before="auto" style:column-width="11.1862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4.795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3.3591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LCSC</text:p>
          </table:table-cell>
          <table:table-cell table:style-name="ce3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ouser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Category</text:p>
          </table:table-cell>
          <table:table-cell table:style-name="ce1" office:value-type="string" calcext:value-type="string">
            <text:p><text:s/>DK_Datasheet_Link</text:p>
          </table:table-cell>
          <table:table-cell table:style-name="ce1" office:value-type="string" calcext:value-type="string">
            <text:p><text:s/>DK_Detail_Page</text:p>
          </table:table-cell>
          <table:table-cell table:style-name="ce1" office:value-type="string" calcext:value-type="string">
            <text:p><text:s/>Description</text:p>
          </table:table-cell>
          <table:table-cell table:style-name="ce1" office:value-type="string" calcext:value-type="string">
            <text:p><text:s/>Digi-Key_PN</text:p>
          </table:table-cell>
          <table:table-cell table:style-name="ce1" office:value-type="string" calcext:value-type="string">
            <text:p><text:s/>Family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Status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5101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Connector_JST:JST_PH_S3B-PH-SM4-TB_1x03-1MP_P2.00mm_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 C5 C31 C32 C33 C53 C55 C5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0737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 C8 C9 C10 C28 C29 C40 C4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6969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 C6 C11 C12 C13 C14 C15 C16 C18 C19 C20 C21 C22 C23 C24 C26 C27 C30 C37 C47 C48 C50 C54 C57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83056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 C25 C34 C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53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35 C36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C38 C39 C43 C44 C45 C46 C4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5980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 C5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15853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402_1005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58419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table:number-columns-repeated="2"/>
          <table:table-cell office:value-type="string" calcext:value-type="string">
            <text:p>Circuit Protection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/product-detail/en/stmicroelectronics/USBLC6-4SC6/497-4492-1-ND/725667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2213 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3917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szlcsc/1808062134_Shandong-Jingdao-Microelectronics-MM3Z3V3_C123917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9409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 D4 D5 D6 D7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K6812-EC15</text:p>
          </table:table-cell>
          <table:table-cell office:value-type="string" calcext:value-type="string">
            <text:p>LED_SMD:LED_SK6812_EC15_1.5x1.5mm</text:p>
          </table:table-cell>
          <table:table-cell office:value-type="string" calcext:value-type="string">
            <text:p>http://www.normandled.com/Product/view/id/842.html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2573</text:p>
          </table:table-cell>
          <table:table-cell office:value-type="string" calcext:value-type="string">
            <text:p>NSVR0320MW2T1G</text:p>
          </table:table-cell>
          <table:table-cell office:value-type="string" calcext:value-type="string">
            <text:p>Diode_SMD:D_SOD-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910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szlcsc/1808280424_Brightking-Elec-TAIWAN-SMD0805B050TF_C2691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594</text:p>
          </table:table-cell>
          <table:table-cell office:value-type="string" calcext:value-type="string">
            <text:p>Audio jack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10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1x3_smd_row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 J6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WIIC_CONNECTORJS-1MM</text:p>
          </table:table-cell>
          <table:table-cell office:value-type="string" calcext:value-type="string">
            <text:p>custom:1X04_1MM_RA_GND</text:p>
          </table:table-cell>
          <table:table-cell table:number-columns-repeated="2"/>
          <table:table-cell office:value-type="string" calcext:value-type="string">
            <text:p>CONN-136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8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onnector:Tag-Connect_TC2030-IDC-FP_2x03_P1.27mm_Vertical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J9 J11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1x7_smd_row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475</text:p>
          </table:table-cell>
          <table:table-cell office:value-type="string" calcext:value-type="string">
            <text:p>22 Ohm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szlcsc/1811061717_FH-Guangdong-Fenghua-Advanced-Tech-CBW201209U220T_C74475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5726</text:p>
          </table:table-cell>
          <table:table-cell office:value-type="string" calcext:value-type="string">
            <text:p>L_Core_Ferrite_Coupled_Small_GND</text:p>
          </table:table-cell>
          <table:table-cell office:value-type="string" calcext:value-type="string">
            <text:p>custom:MCE1012E900FBP</text:p>
          </table:table-cell>
          <table:table-cell office:value-type="string" calcext:value-type="string">
            <text:p>https://datasheet.lcsc.com/szlcsc/1912111437_INPAQ-MCE1012E900FBP_C315726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3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1 N5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badgetea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N2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vector7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N3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protoboard-squares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N4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custom:protoboard-squares-big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0681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 R7 R8 R9 R10 R11 R24 R25 R26 R29 R31 R35 R36 R37 R38 R54 R55 R57 R58 R61 R63 R64 R65 R67 R75 R76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 R13 R14 R15 R22 R23 R33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 R17 R18 R19 R20 R21 R28 R53 R59 R66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 R4 R5 R50 R73 R74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 R34 R47 R48 R49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0 R43 R44 R45 R46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 R42 R60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5.3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6 R6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8126 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.4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7 R32 R41 R69 R70 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R51 R52 R71 R72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1 RN4 RN5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2 RN3 RN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9794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E-SWITCH</text:p>
          </table:table-cell>
          <table:table-cell/>
          <table:table-cell office:value-type="string" calcext:value-type="string">
            <text:p>Manufacturer recommenda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1 TP12 TP13 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10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11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2 TP3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4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5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6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7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8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2" office:value-type="string" calcext:value-type="string">
            <text:p>TP9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Not a component, DNP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M5100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ds/symlink/pcm5100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1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3751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1405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 U15 U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5136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8392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nxp.com/docs/en/data-sheet/PCA9555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842-40UP5KSG48I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188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table:number-columns-repeated="2"/>
          <table:table-cell office:value-type="string" calcext:value-type="string">
            <text:p>Sensors, Transducers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/product-detail/en/bosch-sensortec/BNO055/828-1058-1-ND/6136309</text:p>
          </table:table-cell>
          <table:table-cell office:value-type="string" calcext:value-type="string">
            <text:p>IMU ACCEL/GYRO/MAG I2C 28LGA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Motion Sensors - IMUs (Inertial Measurement Units)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Activ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1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Simple_Addon_v2:Simple_Addon_v2-BADGE-2x3-nosilk</text:p>
          </table:table-cell>
          <table:table-cell table:style-name="ce2" table:number-columns-repeated="1017"/>
          <table:table-cell table:number-columns-repeated="2"/>
        </table:table-row>
        <table:table-row table:style-name="ro1">
          <table:table-cell office:value-type="string" calcext:value-type="string">
            <text:p>Y1 Y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71654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9:14:28.059331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4T19:16:06.662233858</dc:date>
    <meta:editing-duration>PT5M29S</meta:editing-duration>
    <meta:editing-cycles>5</meta:editing-cycles>
    <meta:generator>LibreOffice/7.0.4.2$Linux_X86_64 LibreOffice_project/00$Build-2</meta:generator>
    <meta:document-statistic meta:table-count="1" meta:cell-count="495" meta:object-count="0"/>
  </office:meta>
</office:document-meta>
</file>